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Unicode MS" svg:font-family="'Liberation Sans Unicode M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cm" fo:margin-bottom="0.499cm" loext:contextual-spacing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Unicode MS" svg:font-family="'Liberation Sans Unicode M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fals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Liberation Serif" fo:font-size="12pt" fo:language="es" fo:country="CO" style:letter-kerning="fals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CO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" style:class="text">
      <style:text-properties style:font-name="Liberation Sans Unicode MS" fo:font-family="'Liberation Sans Unicode MS'" style:font-family-generic="swiss" style:font-pitch="variable" fo:font-size="24pt" fo:font-weight="bold" style:font-size-asian="24pt" style:font-weight-asian="bold" style:font-size-complex="22pt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/>
      <style:text-properties fo:font-size="6pt" style:font-size-asian="6pt"/>
    </style:style>
    <style:style style:name="Sender" style:family="paragraph" style:parent-style-name="Standard" style:default-outline-level="" style:class="extra">
      <style:text-properties fo:font-style="italic" style:font-style-asian="italic"/>
    </style:style>
    <style:style style:name="Table_20_Contents" style:display-name="Table Contents" style:family="paragraph" style:parent-style-name="Text_20_body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O</dc:language>
    <meta:editing-cycles>0</meta:editing-cycles>
    <meta:editing-duration>P0D</meta:editing-duration>
    <meta:generator>LibreOffice/6.2.0.3$Windows_X86_64 LibreOffice_project/98c6a8a1c6c7b144ce3cc729e34964b47ce25d6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